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style:font-name-asian="Gentium Book Plus"/>
    </style:style>
    <style:style style:name="P2" style:family="paragraph" style:parent-style-name="Standard">
      <style:paragraph-properties fo:margin-top="0cm" fo:margin-bottom="0.199cm" style:contextual-spacing="false"/>
      <style:text-properties style:font-name="Gentium Book Plus" officeooo:paragraph-rsid="001b8755" style:font-name-asian="Gentium Book Plus"/>
    </style:style>
    <style:style style:name="T1" style:family="text">
      <style:text-properties officeooo:rsid="001b87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travaux agricoles d'une année : traduction synthétique</text:p>
      <text:p text:style-name="P2"><text:span text:style-name="T1">D</text:span>ans la plaine de Yongning, voici comment se succèdent les travaux des champs. Tout commence par le Nouvel An. Quand le travail d'une année est achevé, on fête l’entrée dans l’année suivante! Une fois passées les fêtes du Nouvel An, c'est le premier mois qui commence. </text:p>
      <text:p text:style-name="P2">Ou peut-être devrais-je commencer le récit par ce qu'on voit autour de nous ces jours-ci? En ce moment, on rentre la récolte; au neuvième mois, il faut rentrer la récolte, n'est-ce pas! (Note: le récit a été enregistré un 9 novembre, alors que la récolte battait son plein.) On récolte les céréales et on engrange tout ça chez soi! Une fois la récolte engrangée, on se met aux labours. Quand on a achevé de récolter, on prépare les graines et l'engrais pour les semis de l'année suivante; et le temps est venu de labourer! Puis on laisse la terre se reposer. On irrigue, on laboure. Quand on arrive au premier mois de l'année, on défonce les mottes qui se sont formées lors du labour. On plante du maïs, des patates, des légumes, du riz, du soja, des haricots… Pendant les mois suivants, on sarcle. Du premier au troisième mois, on est occupé à planter; au troisième mois, il faut commencer à sarcler. Ensuite, on arrose! En mai, juin, c'est la fin du travail de sarclage; on laisse pousser. Il faut surveiller, pour éviter que le bétail n'aille dans les plantations. À partir du huitième mois, on récolte les pommes de terre. Ce qu'on a planté a maintenant poussé; on le récolte et on le serre à la maison! Vers le huitième ou le neuvième mois, le temps est venu de cueillir le maïs, et de l'engranger. Vers le neuvième ou le dixième mois, le temps est venu de couper le riz, et de battre les céréales! Ensuite, on ramène bottes de foin et sacs de grain, comme tu l'as fait toi-même! (<text:span text:style-name="T1">A</text:span>llusion à la participation ponctuelle de l'enquêteur aux travaux des champs cet automne-là: couper le riz, en faire de petites bottes en les liant d'un brin, et les amener au lieu où le riz est battu; puis ramener la paille, les petites bottes étant alors réunies en grosses bottes.) On monte les récoltes à l’étage, dans le grenier! Et voilà, les travaux agricoles de toute une année sont achevés; et nous revoilà au neuvième mois, le temps des labours! Les labours terminés, on laisse à nouveau reposer la terre. Au douzième mois, on irrigue à nouveau; à nouveau, on brise les mottes, et on plante la récolte suivante! Et à nouveau, quand on a achevé de planter, on sarcle! Et à nouveau, quand on a achevé de sarcler, on arrose! Puis on laisse tout ça pousser; ça mûrit peu à peu. À partir du septième mois, on déterre les pommes de terre. Quand on arrive au dixième mois, le temps est venu de récolter le riz. À nouveau, on le bat! À nouveau, on l'engrange à la maison! à nouveau, on laboure. Et voilà tout!</text:p>
      <text:p text:style-name="P1"><text:s text:c="4"/>(Ici l'enquêteur glisse: « Et tout ça deux fois par an! »)</text:p>
      <text:p text:style-name="P1"><text:s text:c="4"/>— Non, on ne fait qu'une récolte par an. En ce moment, on ne plante rien: on met les champs au repos. Aux neuvième, dizième et onzième mois, la terre sèche au soleil; ce n'est qu'à partir du premier mois qu'on recommence à planter! Les champs sont au repos pendant cinq mois. Les gens se reposent, et les champs aussi! Que fait-on ces temps-ci: on va couper un peu de bois, on le ramène à dos de cheval; on ramasse aussi un peu de crottin pour servir d'engrais. Voilà toutes les occupations du moment! Pas de travail dans les champs en ce moment. Après, quand on arrive au onzième mois, il y a les tâches d'irrigation. Là où on a labouré, on doit arroser! On conduit l'eau dans les champs, en ouvrant une brèche dans la diguette en terre; l'eau s'y déverse <text:soft-page-break/>à flots. Il faut bien surveiller. Et comme ça, les grosses mottes se dissolvent, elles se défont et se trouvent réduites en poudre! (Explication: ce qui défait les mottes, c'est la combinaison de l'eau et de la forte alternance thermique entre le jour et la nuit: la nuit, il gèle; lorsque le lendemain le soleil fait fondre la glace, les mottes de terre deviennent friables.) Et voilà, toute notre année a passé. C’est seulement après les fêtes du Nouvel An qu'on se remet au travail. Il y a cinq mois de repos par an! On ne fait qu'une récolte par an, à la différence d'autres localités qui font deux récoltes par an. Les lieux qui sont en haute altitude, en général, les récoltes n'y mûrissent qu'une fois l'an. Les plantes qu'on ne plante qu'une fois par an, ça comprend: riz; maïs; soja; haricots; pommes de terre; et tournesol. Tout ça, ça pousse dans la plaine de Yongning, en dépit de sa haute altitude! Blé, radis, légumes verts, choux, carottes, courges… Il y a de tout! Aussi de l'oignon, de l'aïl… On mange nos propres produits! On n'achète pas de produits agricoles venus d'autres régions. Comme toi tu as l'habitude de manger des légumes frais, j'achète pour toi quelques tomates. Il y a des tomates, à Yongning! On les appelait ‘xihoshi’ (du chinois 西红柿), autrefois. Les aubergines aussi, maintenant, on en plante par ici! Avant, les aubergines, à Yongning, on ne connaissait pas ce légume, on n'avait pas de mot pour ça! Maintenant il y a vraiment de tout.</text:p>
      <text:p text:style-name="P1"><text:tab/>Ah, et les navets: tu connais? Le navet, c'est pas la même chose que le radis; c'est gros comme ça! (geste: indique un diamètre supérieur à 20 centimètres) Autrefois, la nourriture à Yongning, c'était composé uniquement de navets, à ce qu'on raconte! Voilà ce qu'on disait autrefois: « La nourriture des Na, c'est le navet! Le vêtement des Na, c'est le chanvre! » Les feuilles de navet, /wo˩˧/, ça vient du navet, /ə˩kʰɯ˩/! Maintenant on appelle ça par son nom chinois: ‘yuangen’ 圆根. Mais en fait c'est un légume ancien. À part le navet, les Na ne possédaient aucun légume, à ce qu'on dit! C'était l'unique espèce de légume qu'on cultivait. Aujourd’hui, il n’y a plus que les Lolo (Yi) qui en sèment! </text:p>
      <text:p text:style-name="P1"><text:tab/>Quant à l'autre partie du proverbe: « Le vêtement des Na, c'est le chanvre! », le vêtement des Na, autrefois, c'était en effet du chanvre/lin! Ca se tissait comme ça: autrefois, les femmes d'un certain âge, avec la main, elles défaisaient les fibres de lin; puis on les mâchait; on séparait brin après brin; on roulait plusieurs fibres ensemble pour former un fil. On filait le fil, puis on l'enroulait. Ensuite on en faisait bobine après bobine, en faisant tourner la quenouille! Après, on blanchissait le chanvre en le faisant bouillir, et puis on le lavait. Avec ça on tissait du tissu, dont on cousait des vêtements, et voilà, on pouvait s'en vêtir! Nous autres, aujourd'hui encore, quand quelqu'un va mourir, on ne peut pas ne pas avoir de lin à la maison! (Explication: lors d’un décès, on revêt le défunt de vêtements de lin; si on n’a pas un peu de chanvre/lin à cet effet, on apparaît comme une famille indigente/qui ne se respecte pas.) Quand on aura fini l'enregistrement, je t'en montrerai, un vêtement en lin. J'en ai un peu, d’il y a longtemps! (Note: la conteuse n'a guère eu l'occasion de pratiquer la préparation du fil de lin et le tissage; sa grand-mère connaissait à la perfection, d'après elle, et sa mère connaissait bien.) Pour cette occasion-là, on continue de garder en réserve quelques pièces de vêtement en lin! Mais aujourd’hui, il n’y a plus personne qui en fabrique. Dans le village dont on parlait tout à <text:soft-page-break/>l'heure, /v̩˧dʑo˥#/ (Wujiao 屋角, plus au nord), eux, ils n’en font plus que quelques pièces de temps à autres. À Yongning, il n’y a plus personne qui en fasse, du tissu de lin! </text:p>
      <text:p text:style-name="P1"><text:tab/>En fait, je crois que j'ai fait le tour: c'est comme ça qu'une année se passe à Yongn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9T18:46:55.968793222</meta:creation-date>
    <dc:date>2024-11-19T18:51:20.189772052</dc:date>
    <meta:editing-duration>PT4M25S</meta:editing-duration>
    <meta:editing-cycles>1</meta:editing-cycles>
    <meta:document-statistic meta:table-count="0" meta:image-count="0" meta:object-count="0" meta:page-count="3" meta:paragraph-count="8" meta:word-count="1352" meta:character-count="7523" meta:non-whitespace-character-count="6171"/>
    <meta:generator>LibreOffice/24.2.6.2$Linux_X86_64 LibreOffice_project/420$Build-2</meta:generator>
  </office:meta>
</office:document-meta>
</file>